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 table:number-rows-repeated="104848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92:Sheet1.C1048576 Sheet1.C28:Sheet1.C9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1:Sheet1.C9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0:27:35.10180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00:15:07.951582890</dc:date>
    <meta:editing-duration>PT23H49M17S</meta:editing-duration>
    <meta:editing-cycles>129</meta:editing-cycles>
    <meta:generator>LibreOffice/7.3.1.3$Linux_X86_64 LibreOffice_project/30$Build-3</meta:generator>
    <meta:document-statistic meta:table-count="1" meta:cell-count="377" meta:object-count="0"/>
  </office:meta>
</office:document-meta>
</file>